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4" style:family="table">
      <style:table-properties style:width="17cm" table:align="margins"/>
    </style:style>
    <style:style style:name="表34.A" style:family="table-column">
      <style:table-column-properties style:column-width="1.214cm" style:rel-column-width="4678*"/>
    </style:style>
    <style:style style:name="表34.B" style:family="table-column">
      <style:table-column-properties style:column-width="1.588cm" style:rel-column-width="6119*"/>
    </style:style>
    <style:style style:name="表34.C" style:family="table-column">
      <style:table-column-properties style:column-width="14.199cm" style:rel-column-width="54738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214cm" style:rel-column-width="4678*"/>
    </style:style>
    <style:style style:name="表35.B" style:family="table-column">
      <style:table-column-properties style:column-width="1.588cm" style:rel-column-width="6119*"/>
    </style:style>
    <style:style style:name="表35.C" style:family="table-column">
      <style:table-column-properties style:column-width="14.199cm" style:rel-column-width="54738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style:font-name="Arial" fo:font-size="13pt" style:font-name-asian="Arimo" style:font-size-asian="13pt" style:font-size-complex="13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Arimo" style:font-name-asian="Arimo"/>
    </style:style>
    <style:style style:name="P17" style:family="paragraph" style:parent-style-name="Text_20_body" style:list-style-name="L94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Standard" style:list-style-name="L94">
      <style:text-properties style:font-name="Arial" fo:font-size="13pt" style:font-name-asian="Arimo" style:font-size-asian="13pt" style:font-size-complex="13pt"/>
    </style:style>
    <style:style style:name="P24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5" style:family="paragraph" style:parent-style-name="Table_20_Contents">
      <style:text-properties style:font-name="ＭＳ Ｐゴシック" style:font-name-asian="ＭＳ Ｐゴシック"/>
    </style:style>
    <style:style style:name="P13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9">現場</text:p>
          </table:table-cell>
          <table:table-cell table:style-name="表34.C1" office:value-type="string">
            <text:p text:style-name="P12">久が原１丁目計画（アイアール電気）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9">天気</text:p>
          </table:table-cell>
          <table:table-cell table:style-name="表34.C2" office:value-type="string">
            <text:p text:style-name="P12">曇り。晴れ間、一時、見えた。</text:p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9">最寄り</text:p>
          </table:table-cell>
          <table:table-cell table:style-name="表34.C2" office:value-type="string">
            <text:p text:style-name="P12">御嶽山駅</text:p>
          </table:table-cell>
        </table:table-row>
        <table:table-row>
          <table:table-cell table:style-name="表34.B2" office:value-type="string">
            <text:p text:style-name="P9">3-2</text:p>
            <text:p text:style-name="P9"/>
          </table:table-cell>
          <table:table-cell table:style-name="表34.B2" office:value-type="string">
            <text:p text:style-name="P10">開始／終了時刻</text:p>
          </table:table-cell>
          <table:table-cell table:style-name="表34.C2" office:value-type="string">
            <text:list xml:id="list2083013099677652676" text:style-name="L1">
              <text:list-item>
                <text:p text:style-name="P25">開始　：　１０時を少し回った頃か。</text:p>
              </text:list-item>
              <text:list-item>
                <text:p text:style-name="P25">詰所到着　：　１９時５分、ぐらい</text:p>
              </text:list-item>
            </text:list>
          </table:table-cell>
        </table:table-row>
        <table:table-row>
          <table:table-cell table:style-name="表34.A2" office:value-type="float" office:value="4">
            <text:p text:style-name="P9">4</text:p>
          </table:table-cell>
          <table:table-cell table:style-name="表34.B2" office:value-type="string">
            <text:p text:style-name="P9">他職：ポンプ</text:p>
          </table:table-cell>
          <table:table-cell table:style-name="表34.C2" office:value-type="string">
            <text:list xml:id="list6775859563197360878" text:style-name="L2">
              <text:list-item>
                <text:p text:style-name="P26">森田ポンプ。２人。ともに、日本人。[先端]担当の人。１６０ぐらいか。小柄。腹は出ている。太り気味。西洋なしの形の、顔の輪郭。声が大きい。夕方、４時ごろ。笑顔を見せることあり。朝方に見せていた笑顔と、変わらず。</text:p>
              </text:list-item>
              <text:list-item>
                <text:p text:style-name="P26">コントローラ担当の人。１７３ぐらいか。ガタイがいい。青い色のシャツ、だったか。</text:p>
              </text:list-item>
              <text:list-item>
                <text:p text:style-name="P26"/>
              </text:list-item>
            </text:list>
          </table:table-cell>
        </table:table-row>
        <table:table-row>
          <table:table-cell table:style-name="表34.A2" office:value-type="float" office:value="5">
            <text:p text:style-name="P9">5</text:p>
          </table:table-cell>
          <table:table-cell table:style-name="表34.B2" office:value-type="string">
            <text:p text:style-name="P9">他職：土工さん</text:p>
          </table:table-cell>
          <table:table-cell table:style-name="表34.C2" office:value-type="string">
            <text:list xml:id="list17240715422858375" text:style-name="L3">
              <text:list-item>
                <text:p text:style-name="P27"/>
              </text:list-item>
            </text:list>
          </table:table-cell>
        </table:table-row>
        <table:table-row>
          <table:table-cell table:style-name="表34.A2" office:value-type="float" office:value="6">
            <text:p text:style-name="P9">6</text:p>
          </table:table-cell>
          <table:table-cell table:style-name="表34.B2" office:value-type="string">
            <text:p text:style-name="P9">他職：電気屋さんの相番の人</text:p>
          </table:table-cell>
          <table:table-cell table:style-name="表34.C2" office:value-type="string">
            <text:list xml:id="list4454303613612761803" text:style-name="L4">
              <text:list-item>
                <text:p text:style-name="P28"/>
              </text:list-item>
            </text:list>
          </table:table-cell>
        </table:table-row>
        <table:table-row>
          <table:table-cell table:style-name="表34.B2" office:value-type="string">
            <text:p text:style-name="P9">6--2</text:p>
          </table:table-cell>
          <table:table-cell table:style-name="表34.B2" office:value-type="string">
            <text:p text:style-name="P9">他職：<text:span text:style-name="T2">警備</text:span></text:p>
          </table:table-cell>
          <table:table-cell table:style-name="表34.C2" office:value-type="string">
            <text:list xml:id="list8040541969236748559" text:style-name="L5">
              <text:list-item>
                <text:p text:style-name="P29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土間屋さん</text:span></text:p>
          </table:table-cell>
          <table:table-cell table:style-name="表34.C2" office:value-type="string">
            <text:list xml:id="list2794241099244347655" text:style-name="L6">
              <text:list-item>
                <text:p text:style-name="P30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大工さん</text:span></text:p>
          </table:table-cell>
          <table:table-cell table:style-name="表34.C2" office:value-type="string">
            <text:list xml:id="list5328142103912494987" text:style-name="L7">
              <text:list-item>
                <text:p text:style-name="P31"/>
              </text:list-item>
            </text:list>
          </table:table-cell>
        </table:table-row>
        <table:table-row>
          <table:table-cell table:style-name="表34.A2" office:value-type="float" office:value="7">
            <text:p text:style-name="P9">7</text:p>
          </table:table-cell>
          <table:table-cell table:style-name="表34.B2" office:value-type="string">
            <text:p text:style-name="P9">監督さん</text:p>
          </table:table-cell>
          <table:table-cell table:style-name="表34.C2" office:value-type="string">
            <text:list xml:id="list7475417038893995800" text:style-name="L8">
              <text:list-item>
                <text:p text:style-name="P32"/>
              </text:list-item>
            </text:list>
          </table:table-cell>
        </table:table-row>
        <table:table-row>
          <table:table-cell table:style-name="表34.A2" office:value-type="float" office:value="8">
            <text:p text:style-name="P9">8</text:p>
          </table:table-cell>
          <table:table-cell table:style-name="表34.B2" office:value-type="string">
            <text:p text:style-name="P9">発注者の方</text:p>
          </table:table-cell>
          <table:table-cell table:style-name="表34.C2" office:value-type="string">
            <text:list xml:id="list9127213629779530836" text:style-name="L9">
              <text:list-item>
                <text:p text:style-name="P33"/>
              </text:list-item>
            </text:list>
          </table:table-cell>
        </table:table-row>
        <text:soft-page-break/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東和からの同僚</text:p>
          </table:table-cell>
          <table:table-cell table:style-name="表34.C2" office:value-type="string">
            <text:list xml:id="list6346389153588968" text:style-name="L10">
              <text:list-item>
                <text:p text:style-name="P34">[かしはら]さん。設備からの請け。府中営業所。設備からは、もうひとり。その人が、本担当。かしはらさんは、休憩の交代の時など、担当している。</text:p>
              </text:list-item>
              <text:list-item>
                <text:p text:style-name="P34">かしはらさんに、夕方、残業の連絡を、横浜へ入れてもらう。自分の携帯は、電池切れ。充電用の電池も、切れているらしい。</text:p>
              </text:list-item>
              <text:list-item>
                <text:p text:style-name="P34">終了の連絡も、かしはらさんに、頼んでもらった。かしはらさんから、府中の営業所へ。府中の人から、横浜へ。</text:p>
              </text:list-item>
            </text:list>
          </table:table-cell>
        </table:table-row>
        <table:table-row>
          <table:table-cell table:style-name="表34.A2" office:value-type="float" office:value="9">
            <text:p text:style-name="P9">9</text:p>
          </table:table-cell>
          <table:table-cell table:style-name="表34.B2" office:value-type="string">
            <text:p text:style-name="P9">現場見取り図</text:p>
          </table:table-cell>
          <table:table-cell table:style-name="表34.C2" office:value-type="string">
            <text:p text:style-name="P13"/>
          </table:table-cell>
        </table:table-row>
        <table:table-row>
          <table:table-cell table:style-name="表34.A2" office:value-type="float" office:value="10">
            <text:p text:style-name="P9">10</text:p>
          </table:table-cell>
          <table:table-cell table:style-name="表34.B2" office:value-type="string">
            <text:p text:style-name="P10">段取り</text:p>
          </table:table-cell>
          <table:table-cell table:style-name="表34.C2" office:value-type="string">
            <text:list xml:id="list7233089956903546536" text:style-name="L11">
              <text:list-item>
                <text:p text:style-name="P35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行き帰りでの出来事、見聞</text:p>
          </table:table-cell>
          <table:table-cell table:style-name="表34.C2" office:value-type="string">
            <text:list xml:id="list2131260205955631753" text:style-name="L12">
              <text:list-item>
                <text:p text:style-name="P36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周囲の事物</text:p>
          </table:table-cell>
          <table:table-cell table:style-name="表34.C2" office:value-type="string">
            <text:list xml:id="list1954216647304390026" text:style-name="L13">
              <text:list-item>
                <text:p text:style-name="P37"/>
              </text:list-item>
            </text:list>
          </table:table-cell>
        </table:table-row>
        <table:table-row>
          <table:table-cell table:style-name="表34.A2" office:value-type="float" office:value="11">
            <text:p text:style-name="P9">11</text:p>
          </table:table-cell>
          <table:table-cell table:style-name="表34.B2" office:value-type="string">
            <text:p text:style-name="P10">その他</text:p>
          </table:table-cell>
          <table:table-cell table:style-name="表34.C2" office:value-type="string">
            <text:list xml:id="list1790976110362017681" text:style-name="L14">
              <text:list-item>
                <text:p text:style-name="P38">建築。２人、視察か、会社の人、来ている。そのうちのひとり、６０半ばか。目が小さい。スラブ担当の監督に、自ら指示を出す。２番目の区画。配管の段取りのときに出た、コンクリ。を、スラブ担当の人に命じて、土工さんの人に、バイブをかけさせる。</text:p>
              </text:list-item>
            </text:list>
          </table:table-cell>
        </table:table-row>
        <table:table-row>
          <table:table-cell table:style-name="表34.A2" office:value-type="float" office:value="12">
            <text:p text:style-name="P9">12</text:p>
          </table:table-cell>
          <table:table-cell table:style-name="表34.B2" office:value-type="string">
            <text:p text:style-name="P10">やってもらったこと</text:p>
          </table:table-cell>
          <table:table-cell table:style-name="表34.C2" office:value-type="string">
            <text:list xml:id="list591648487700808040" text:style-name="L15">
              <text:list-item>
                <text:p text:style-name="P39">休憩は、１２時ちょうど頃。その時点で、先の半分の区画。３面のうち、２面の柱まで。</text:p>
              </text:list-item>
              <text:list-item>
                <text:p text:style-name="P39">１９時頃か、待ちに入る。詰所で、土工さんのひとりが、相番はもういいよ、といってくれる。</text:p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危険予知、危険感知</text:p>
          </table:table-cell>
          <table:table-cell table:style-name="表34.C2" office:value-type="string">
            <text:list xml:id="list3727941208419084386" text:style-name="L16">
              <text:list-item>
                <text:p text:style-name="P40"/>
              </text:list-item>
            </text:list>
          </table:table-cell>
        </table:table-row>
      </table:table>
      <text:p text:style-name="P14"/>
      <text:p text:style-name="P4">[/ XXXX] 20220806_113242</text:p>
      <text:p text:style-name="P5"/>
      <text:p text:style-name="P7"/>
      <text:p text:style-name="P2">---------------------------------------------------------------</text:p>
      <text:p text:style-name="P4">[XXX] 20220822_141551</text:p>
      <text:p text:style-name="P14">myself / towa diary / XXX</text:p>
      <text:p text:style-name="P3"><text:span text:style-name="T3">作業日：8</text:span><text:span text:style-name="T5">/19</text:span><text:span text:style-name="T4"> f</text:span></text:p>
      <table:table table:name="表35" table:style-name="表35">
        <table:table-column table:style-name="表35.A"/>
        <table:table-column table:style-name="表35.B"/>
        <table:table-column table:style-name="表35.C"/>
        <text:soft-page-break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9">現場</text:p>
          </table:table-cell>
          <table:table-cell table:style-name="表35.C1" office:value-type="string">
            <text:p text:style-name="P12">蔵前PJ</text:p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9">天気</text:p>
          </table:table-cell>
          <table:table-cell table:style-name="表35.C2" office:value-type="string">
            <text:p text:style-name="P12">晴れ</text:p>
          </table:table-cell>
        </table:table-row>
        <table:table-row>
          <table:table-cell table:style-name="表35.A2" office:value-type="float" office:value="3">
            <text:p text:style-name="P9">3</text:p>
          </table:table-cell>
          <table:table-cell table:style-name="表35.B2" office:value-type="string">
            <text:p text:style-name="P9">最寄り</text:p>
          </table:table-cell>
          <table:table-cell table:style-name="表35.C2" office:value-type="string">
            <text:p text:style-name="P12">蔵前駅</text:p>
          </table:table-cell>
        </table:table-row>
        <table:table-row>
          <table:table-cell table:style-name="表35.B2" office:value-type="string">
            <text:p text:style-name="P9">3-2</text:p>
            <text:p text:style-name="P9"/>
          </table:table-cell>
          <table:table-cell table:style-name="表35.B2" office:value-type="string">
            <text:p text:style-name="P10">開始／終了時刻</text:p>
          </table:table-cell>
          <table:table-cell table:style-name="表35.C2" office:value-type="string">
            <text:list xml:id="list2061175701360059142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35.A2" office:value-type="float" office:value="4">
            <text:p text:style-name="P9">4</text:p>
          </table:table-cell>
          <table:table-cell table:style-name="表35.B2" office:value-type="string">
            <text:p text:style-name="P9">他職：ポンプ</text:p>
          </table:table-cell>
          <table:table-cell table:style-name="表35.C2" office:value-type="string">
            <text:list xml:id="list3361926683201003186" text:style-name="L18">
              <text:list-item>
                <text:p text:style-name="P42">[野田ポンプ]</text:p>
              </text:list-item>
              <text:list-item>
                <text:p text:style-name="P42">２人。ひとりは、南アジアの顔立ち。３０ぐらいか。捌きを担当。</text:p>
              </text:list-item>
              <text:list-item>
                <text:p text:style-name="P42">親方さんは、日本人。社長の息子さんらしい。自分で、そう言っていた。</text:p>
              </text:list-item>
            </text:list>
          </table:table-cell>
        </table:table-row>
        <table:table-row>
          <table:table-cell table:style-name="表35.A2" office:value-type="float" office:value="5">
            <text:p text:style-name="P9">5</text:p>
          </table:table-cell>
          <table:table-cell table:style-name="表35.B2" office:value-type="string">
            <text:p text:style-name="P9">他職：土工さん</text:p>
          </table:table-cell>
          <table:table-cell table:style-name="表35.C2" office:value-type="string">
            <text:list xml:id="list3164458548113092817" text:style-name="L19">
              <text:list-item>
                <text:p text:style-name="P43">バイブ、２人。私の担当した人。１７５ぐらいか。ガタイがいい。顔は、浅黒い。黒人の人の遺伝子、入っているのか。３０半ばか。発達系の特徴、感じる。</text:p>
              </text:list-item>
              <text:list-item>
                <text:p text:style-name="P43">親方さんか、朝礼後、ロングの前で、タバコを吸っている。終盤、ロングで上がってくる。</text:p>
              </text:list-item>
            </text:list>
          </table:table-cell>
        </table:table-row>
        <table:table-row>
          <table:table-cell table:style-name="表35.A2" office:value-type="float" office:value="6">
            <text:p text:style-name="P9">6</text:p>
          </table:table-cell>
          <table:table-cell table:style-name="表35.B2" office:value-type="string">
            <text:p text:style-name="P9">他職：電気屋さんの相番の人</text:p>
          </table:table-cell>
          <table:table-cell table:style-name="表35.C2" office:value-type="string">
            <text:list xml:id="list906982317199505660" text:style-name="L20">
              <text:list-item>
                <text:p text:style-name="P44">電気本業の人か。腰帯に、道具袋、あったか。顔を、全面、布で覆っている。</text:p>
              </text:list-item>
            </text:list>
          </table:table-cell>
        </table:table-row>
        <table:table-row>
          <table:table-cell table:style-name="表35.B2" office:value-type="string">
            <text:p text:style-name="P9">6--2</text:p>
          </table:table-cell>
          <table:table-cell table:style-name="表35.B2" office:value-type="string">
            <text:p text:style-name="P9">他職：<text:span text:style-name="T2">警備</text:span></text:p>
          </table:table-cell>
          <table:table-cell table:style-name="表35.C2" office:value-type="string">
            <text:list xml:id="list4525606322042525778" text:style-name="L21">
              <text:list-item>
                <text:p text:style-name="P45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土間屋さん</text:span></text:p>
          </table:table-cell>
          <table:table-cell table:style-name="表35.C2" office:value-type="string">
            <text:list xml:id="list5573506570624616122" text:style-name="L22">
              <text:list-item>
                <text:p text:style-name="P46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大工さん</text:span></text:p>
          </table:table-cell>
          <table:table-cell table:style-name="表35.C2" office:value-type="string">
            <text:list xml:id="list7879580448747435392" text:style-name="L23">
              <text:list-item>
                <text:p text:style-name="P47"/>
              </text:list-item>
            </text:list>
          </table:table-cell>
        </table:table-row>
        <table:table-row>
          <table:table-cell table:style-name="表35.A2" office:value-type="float" office:value="7">
            <text:p text:style-name="P9">7</text:p>
          </table:table-cell>
          <table:table-cell table:style-name="表35.B2" office:value-type="string">
            <text:p text:style-name="P9">監督さん</text:p>
          </table:table-cell>
          <table:table-cell table:style-name="表35.C2" office:value-type="string">
            <text:list xml:id="list7913527096087436574" text:style-name="L24">
              <text:list-item>
                <text:p text:style-name="P48">２人。所長さんか、も、スラブにずっといる。</text:p>
              </text:list-item>
              <text:list-item>
                <text:p text:style-name="P48">もうひとりは、３０ぐらいか。若く見える。１７５ぐらい。やせ型。</text:p>
              </text:list-item>
            </text:list>
          </table:table-cell>
        </table:table-row>
        <table:table-row>
          <table:table-cell table:style-name="表35.A2" office:value-type="float" office:value="8">
            <text:p text:style-name="P9">8</text:p>
          </table:table-cell>
          <table:table-cell table:style-name="表35.B2" office:value-type="string">
            <text:p text:style-name="P9">発注者の方</text:p>
          </table:table-cell>
          <table:table-cell table:style-name="表35.C2" office:value-type="string">
            <text:list xml:id="list7230509744593809818" text:style-name="L25">
              <text:list-item>
                <text:p text:style-name="P49">開始、終了、ともに、出てくれる。</text:p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東和からの同僚</text:p>
          </table:table-cell>
          <table:table-cell table:style-name="表35.C2" office:value-type="string">
            <text:list xml:id="list7715055465831166507" text:style-name="L26">
              <text:list-item>
                <text:p text:style-name="P50"/>
              </text:list-item>
            </text:list>
          </table:table-cell>
        </table:table-row>
        <table:table-row>
          <table:table-cell table:style-name="表35.A2" office:value-type="float" office:value="9">
            <text:p text:style-name="P9">9</text:p>
          </table:table-cell>
          <table:table-cell table:style-name="表35.B2" office:value-type="string">
            <text:p text:style-name="P9">現場見取り図</text:p>
          </table:table-cell>
          <table:table-cell table:style-name="表35.C2" office:value-type="string">
            <text:p text:style-name="P13"/>
          </table:table-cell>
        </table:table-row>
        <text:soft-page-break/>
        <table:table-row>
          <table:table-cell table:style-name="表35.A2" office:value-type="float" office:value="10">
            <text:p text:style-name="P9">10</text:p>
          </table:table-cell>
          <table:table-cell table:style-name="表35.B2" office:value-type="string">
            <text:p text:style-name="P10">段取り</text:p>
          </table:table-cell>
          <table:table-cell table:style-name="表35.C2" office:value-type="string">
            <text:list xml:id="list4059404004371997836" text:style-name="L27">
              <text:list-item>
                <text:p text:style-name="P51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行き帰りでの出来事、見聞</text:p>
          </table:table-cell>
          <table:table-cell table:style-name="表35.C2" office:value-type="string">
            <text:list xml:id="list6816097780914054319" text:style-name="L28">
              <text:list-item>
                <text:p text:style-name="P52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周囲の事物</text:p>
          </table:table-cell>
          <table:table-cell table:style-name="表35.C2" office:value-type="string">
            <text:list xml:id="list4906781062262670078" text:style-name="L29">
              <text:list-item>
                <text:p text:style-name="P53"/>
              </text:list-item>
            </text:list>
          </table:table-cell>
        </table:table-row>
        <table:table-row>
          <table:table-cell table:style-name="表35.A2" office:value-type="float" office:value="11">
            <text:p text:style-name="P9">11</text:p>
          </table:table-cell>
          <table:table-cell table:style-name="表35.B2" office:value-type="string">
            <text:p text:style-name="P10">その他</text:p>
          </table:table-cell>
          <table:table-cell table:style-name="表35.C2" office:value-type="string">
            <text:list xml:id="list7851222064134907160" text:style-name="L30">
              <text:list-item>
                <text:p text:style-name="P54">終盤。路上のミキサー車を見る。運転の人が、私に向かって、腕を輪の形にして、合図を送る。私は、[終わりだよ]の意味に取り、ただ頷いて、ひっこむ。</text:p>
                <text:list>
                  <text:list-item>
                    <text:p text:style-name="P54">しばらくして、再び下を見る。同じ人が、ややいらだった口調で、[終わりなのかー？？]と、呼ぶ。私は、ポンプの親方さんに、[終わりですか？]と尋ねる。[まだまだ全然行けるよ]とのこと。ミキサーの人には、手真似を添えながら[いま、取り込んでます]と、返答する。</text:p>
                  </text:list-item>
                </text:list>
              </text:list-item>
            </text:list>
          </table:table-cell>
        </table:table-row>
        <table:table-row>
          <table:table-cell table:style-name="表35.A2" office:value-type="float" office:value="12">
            <text:p text:style-name="P9">12</text:p>
          </table:table-cell>
          <table:table-cell table:style-name="表35.B2" office:value-type="string">
            <text:p text:style-name="P10">やってもらったこと</text:p>
          </table:table-cell>
          <table:table-cell table:style-name="表35.C2" office:value-type="string">
            <text:list xml:id="list9099117021865226313" text:style-name="L31">
              <text:list-item>
                <text:p text:style-name="P55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危険予知、危険感知</text:p>
          </table:table-cell>
          <table:table-cell table:style-name="表35.C2" office:value-type="string">
            <text:list xml:id="list1186694888750529371" text:style-name="L32">
              <text:list-item>
                <text:p text:style-name="P56">足場の通行。最上部の足場。横に渡した、外側の手すり。腰より低いもの、しばしば、ある。通行時に加えて、スラブから足場に、幾分、弾みをつけて乗り移るとき、勢いに引かれて、手すりを越えてしまう。ありうる。</text:p>
              </text:list-item>
            </text:list>
          </table:table-cell>
        </table:table-row>
      </table:table>
      <text:p text:style-name="P14"/>
      <text:p text:style-name="P4">[/ XXXX] 20220822_142710</text:p>
      <text:p text:style-name="P5"/>
      <text:p text:style-name="P7"/>
      <text:p text:style-name="P2">---------------------------------------------------------------</text:p>
      <text:p text:style-name="P4">[XXX] 20220907_154316</text:p>
      <text:p text:style-name="P14">myself / towa diary / XXX</text:p>
      <text:p text:style-name="P3"><text:span text:style-name="T3">作業日：9</text:span><text:span text:style-name="T5">/2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2">港区赤坂７丁目計画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2">曇り。雨、時々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2">青山一丁目駅</text:p>
          </table:table-cell>
        </table:table-row>
        <table:table-row>
          <table:table-cell table:style-name="表1.B2" office:value-type="string">
            <text:p text:style-name="P9">3-2</text:p>
            <text:p text:style-name="P9"/>
          </table:table-cell>
          <table:table-cell table:style-name="表1.B2" office:value-type="string">
            <text:p text:style-name="P10">開始／終了時<text:soft-page-break/>刻</text:p>
          </table:table-cell>
          <table:table-cell table:style-name="表1.C2" office:value-type="string">
            <text:list xml:id="list4561485784277069723" text:style-name="L33">
              <text:list-item>
                <text:p text:style-name="P57">開始　：　９：３０ぐらい</text:p>
              </text:list-item>
              <text:list-item>
                <text:p text:style-name="P57">詰所到着　：　１３：１０ぐらいか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5655718126527058878" text:style-name="L34">
              <text:list-item>
                <text:p text:style-name="P58">前にも、一緒になったことある。仲町台の、２番目の現場、だったか。親方さん。日本人。腹が出ている。１７３少しか。大柄に見える。５０ぐらいか。目がギョロッとしている。</text:p>
              </text:list-item>
              <text:list-item>
                <text:p text:style-name="P58">他に二人。ともに、ベトナム人か。ひとりは、同じく、以前一緒になった時に、いたか。見覚えある。小太り。１６５ぐらい。丸顔。よく、笑顔を見せる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8965594700718147632" text:style-name="L35">
              <text:list-item>
                <text:p text:style-name="P59">バイブ、２人。私が担当したのではない方の人。（P１）。３０半ばか。若く見える。１７３ぐらい。やせ型。眉間に、縦ジワが出る。感の強い気質、か。私の担当した人、ベトナム人。（P２）。１７３ぐらい。P1の人と、体格は似ている。P2の人に、弁当箱の盛換えのとき、P2の人が手当した配置に、何か難詰を告げる。自ら、配置し直す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7366966782308100207" text:style-name="L36">
              <text:list-item>
                <text:p text:style-name="P60">東和からの人。三鷹の営業所。ヒゲあり。鼻の下。１６３ぐらいか。小柄。６０ぐらいか。朝、着替えていたら、[東和の人ですかー？]と、声をかけてき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1304089895161424993" text:style-name="L37">
              <text:list-item>
                <text:p text:style-name="P61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1741021862185734325" text:style-name="L38">
              <text:list-item>
                <text:p text:style-name="P62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3567689917562371383" text:style-name="L39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7550653803050562256" text:style-name="L40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8204062157228154691" text:style-name="L41">
              <text:list-item>
                <text:p text:style-name="P65">朝、電話に出てくれる。朝礼の直後、集団の中に、その人を認める。近寄る。挨拶する。新規の場所へ、案内してくれる。</text:p>
              </text:list-item>
              <text:list-item>
                <text:p text:style-name="P65">終了の連絡。携帯の電池、残りわずか。営業所へ電話を入れる。岩崎さんに、お客さんへの連絡を、頼む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6123644854396374720" text:style-name="L42">
              <text:list-item>
                <text:p text:style-name="P66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13"/>
          </table:table-cell>
        </table:table-row>
        <text:soft-page-break/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789108690779636257" text:style-name="L43">
              <text:list-item>
                <text:p text:style-name="P67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3451672344047650203" text:style-name="L44">
              <text:list-item>
                <text:p text:style-name="P68">朝。現場への途中。大通りにいるとき。大きな犬を２頭、連れた人に出会う。１６５ぐらいか。やや小柄。顔立ちは、白人。東欧か。犬は、セントバーナード。子牛のような、という表現がある。そのまま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1943256448038461591" text:style-name="L45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4451954443452437566" text:style-name="L46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9">12</text:p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6335684331187971045" text:style-name="L47">
              <text:list-item>
                <text:p text:style-name="P71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危険予知、危険感知</text:p>
          </table:table-cell>
          <table:table-cell table:style-name="表1.C2" office:value-type="string">
            <text:list xml:id="list446445931551700479" text:style-name="L48">
              <text:list-item>
                <text:p text:style-name="P72"/>
              </text:list-item>
            </text:list>
          </table:table-cell>
        </table:table-row>
      </table:table>
      <text:p text:style-name="P14"/>
      <text:p text:style-name="P4">[/ XXXX] 20220907_155410</text:p>
      <text:p text:style-name="P5"/>
      <text:p text:style-name="P5"/>
      <text:p text:style-name="P7"/>
      <text:p text:style-name="P2">---------------------------------------------------------------</text:p>
      <text:p text:style-name="P4">[XXX] 20220916_164018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2">川崎市中原区井田三舞町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2">曇り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2">元住吉駅（東横線）</text:p>
          </table:table-cell>
        </table:table-row>
        <table:table-row>
          <table:table-cell table:style-name="表2.B2" office:value-type="string">
            <text:p text:style-name="P9">3-2</text:p>
            <text:p text:style-name="P9"/>
          </table:table-cell>
          <table:table-cell table:style-name="表2.B2" office:value-type="string">
            <text:p text:style-name="P10">開始／終了時刻</text:p>
          </table:table-cell>
          <table:table-cell table:style-name="表2.C2" office:value-type="string">
            <text:list xml:id="list35262431" text:continue-list="list2061175701360059142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2804921785433349516" text:style-name="L49">
              <text:list-item>
                <text:p text:style-name="P73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8850848500234061884" text:style-name="L50">
              <text:list-item>
                <text:p text:style-name="P74">私が担当した、バイブの人。最後、スラブは終わる。私は、１階で、着替える。出ようとして、躯体の出口へ近づく。他に、日建の、職方の人たちか、配管か何かを移動させている。そこへ、この土工の人が、ネコを押しながら、右手から、左手の出口へ、通ろうとする。私は、<text:soft-page-break/>緊急で、その場に停止する。この土工の人に、譲る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相番の人</text:p>
          </table:table-cell>
          <table:table-cell table:style-name="表2.C2" office:value-type="string">
            <text:list xml:id="list4071404880173663005" text:style-name="L51">
              <text:list-item>
                <text:p text:style-name="P75">若い人。最後、足場の上で、この人に、[終わろう]と、頷いて、合図を送る。私は、さきに、足場階段を、降り始め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5709116313160318402" text:style-name="L52">
              <text:list-item>
                <text:p text:style-name="P76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1908660423539015953" text:style-name="L53">
              <text:list-item>
                <text:p text:style-name="P77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6656436623925308456" text:style-name="L54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3188671444651130057" text:style-name="L55">
              <text:list-item>
                <text:p text:style-name="P79">二人。所長さんは、１７３ぐらい。５０半ばか。朝礼後、喫煙スペースで、職人さんたち何人かと、談笑している。</text:p>
              </text:list-item>
              <text:list-item>
                <text:p text:style-name="P79">新規の用紙を記入した。その紙を、長尾さんが、喫煙場所にいる、その所長さんに渡す。チェックしている。</text:p>
              </text:list-item>
              <text:list-item>
                <text:p text:style-name="P79">スラブには、若い監督さん。ミキサーの待ちが、何度か出る。監督は、ポンプの人に、なにも伝えていないらしい。昼近くに、ポンプの、職長さんか、批判の辞を漏らしていた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2660319496967429699" text:style-name="L56">
              <text:list-item>
                <text:p text:style-name="P80">長尾さん。小柄。１６５少しか。５０前後か。細長い顔の輪郭。番頭さんの仕事か。朝礼のあと、グループ朝礼。司会する。終了後、着替え終わったあと、電話する。朝礼の場所まで、来てくれる。[いま、一階にいるんだけど…]とのこと。[おれ、行きますよ]と、応じた。じゃあ、朝礼の場所へ…、ということを、おっしゃった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115828995071207177" text:style-name="L57">
              <text:list-item>
                <text:p text:style-name="P81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3939514331308247292" text:style-name="L58">
              <text:list-item>
                <text:p text:style-name="P82">階段が、２箇所。左右の端に、１つずつ。まず、両方を、踊り場まで打つ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8633703231268915870" text:style-name="L59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6880080516487197551" text:style-name="L60">
              <text:list-item>
                <text:p text:style-name="P84"/>
              </text:list-item>
            </text:list>
          </table:table-cell>
        </table:table-row>
        <text:soft-page-break/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950757295691190828" text:style-name="L61">
              <text:list-item>
                <text:p text:style-name="P85">朝、場所を間違える。住所地は、現場ではない。住所の記載は、９丁目だったか。実住所は、８丁目。指示書に掲載の地図。は、場所は、合っている。しかし、ぱっと見、駅から見て、十字路の、西南角が、現場であるとの印象を受けた。実際は、その場所は、コープの店舗。地図にも、[コープ]とい名称、印刷されている。しかし、すぐ横に、[現場]という文字。</text:p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9">12</text:p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8437884684944696030" text:style-name="L62">
              <text:list-item>
                <text:p text:style-name="P86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危険予知、危険感知</text:p>
          </table:table-cell>
          <table:table-cell table:style-name="表2.C2" office:value-type="string">
            <text:list xml:id="list1497385282459358239" text:style-name="L63">
              <text:list-item>
                <text:p text:style-name="P87">上に書いたとおり、場所を勘違いした。指示書の地図。も、見るか。</text:p>
              </text:list-item>
            </text:list>
          </table:table-cell>
        </table:table-row>
      </table:table>
      <text:p text:style-name="P14"/>
      <text:p text:style-name="P4">[/ XXXX] 20220916_165517</text:p>
      <text:p text:style-name="P14"/>
      <text:p text:style-name="P14"/>
      <text:p text:style-name="P7"/>
      <text:p text:style-name="P2">---------------------------------------------------------------</text:p>
      <text:p text:style-name="P4">[XXX] 20220918_144806</text:p>
      <text:p text:style-name="P14">myself / towa diary / XXX</text:p>
      <text:p text:style-name="P3"><text:span text:style-name="T3">作業日：9</text:span><text:span text:style-name="T5">/17</text:span><text:span text:style-name="T4"> sa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2">下作延計画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2">晴れ。のち曇り。空もいくらかは、見えている。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2">津田山駅</text:p>
          </table:table-cell>
        </table:table-row>
        <table:table-row>
          <table:table-cell table:style-name="表3.B2" office:value-type="string">
            <text:p text:style-name="P9">3-2</text:p>
            <text:p text:style-name="P9"/>
          </table:table-cell>
          <table:table-cell table:style-name="表3.B2" office:value-type="string">
            <text:p text:style-name="P10">開始／終了時刻</text:p>
          </table:table-cell>
          <table:table-cell table:style-name="表3.C2" office:value-type="string">
            <text:list xml:id="list2189290677595430040" text:style-name="L95">
              <text:list-item>
                <text:p text:style-name="P118">開始　　：　９時ちょうどぐらいか。８：１５朝礼。そこから、ポンプの配管の設置、開始。が、思ったよりも早めに、始めた印象を受けた。</text:p>
              </text:list-item>
              <text:list-item>
                <text:p text:style-name="P118">詰所到着　　：　１５：３０過ぎか。終了の連絡の時刻、１５：４０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8235652220802884954" text:style-name="L64">
              <text:list-item>
                <text:p text:style-name="P88">３人。ベトナムの人、１人。ほか二人、５０半ばぐらいか。共に、ヒゲあったか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5745455787880969445" text:style-name="L65">
              <text:list-item>
                <text:p text:style-name="P89">叩きの人。朝の開始直後。階下のパラペット。黄土色の作業服の人。もう一人の、フードを上げている人から、怒鳴られている。</text:p>
              </text:list-item>
            </text:list>
          </table:table-cell>
        </table:table-row>
        <text:soft-page-break/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電気屋さんの相番の人</text:p>
          </table:table-cell>
          <table:table-cell table:style-name="表3.C2" office:value-type="string">
            <text:list xml:id="list3372983230016943538" text:style-name="L66">
              <text:list-item>
                <text:p text:style-name="P90"/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3055576533975674420" text:style-name="L67">
              <text:list-item>
                <text:p text:style-name="P91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3445236092295296748" text:style-name="L68">
              <text:list-item>
                <text:p text:style-name="P92">小柄な人。赤いシャツを着ていたか。ヒゲあり。口の上。顎にも、あったか。６０ぐらいか。スラブで、ダメ穴の打設。階下に、土工の一人が、呼びかける。返事がない。しばらくして、応答。この人が、[死んでるんじゃないんだな]と、冗談。私は、笑い顔を出して、この人を見る。</text:p>
                <text:list>
                  <text:list-item>
                    <text:p text:style-name="P92">終盤。最後の１台、待ち。私は、先に上がる。１階。休憩所の前。扉の脇。右側。足場階段の前。足場板を渡してある。の上に、この人が腰掛けている。挨拶。着替えを済ませて、再びこの場所へ。この人に、最後の挨拶。[なんだ、もう上がりか？]と、声をかけてくる。[はい、気楽なもんです]と、受ける。私は、笑みを横に広く作る。</text:p>
                  </text:list-item>
                </text:list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9163905171063535227" text:style-name="L69">
              <text:list-item>
                <text:p text:style-name="P93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4030459695999323989" text:style-name="L70">
              <text:list-item>
                <text:p text:style-name="P94">４人か。朝の朝礼時は、３人。所長さんか、２番目に発言される。マンションの予約の状況を報告。１１０いくつ中、９０いくつが、予約済み、らしい。今日も（土曜）、見学に来るかも知れない、対応を頼む、とのこと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224395376134925839" text:style-name="L71">
              <text:list-item>
                <text:p text:style-name="P95">髪に、白髪あり。１７３ぐらいか。細め。目は、小さい。発達関連の人の特徴の、光のない視線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8614520874842688948" text:style-name="L72">
              <text:list-item>
                <text:p text:style-name="P96">[なかたに]氏。４０前後か。１７３ぐらい。目は小さめ。メガメ、あったか。電気から来ている、のだろう。最後、バイブは１本。この人は、残っている。</text:p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13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5208795755321197436" text:style-name="L73">
              <text:list-item>
                <text:p text:style-name="P97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3778890846572377537" text:style-name="L74">
              <text:list-item>
                <text:p text:style-name="P98">帰路。ジョナサンの前の交差点。渡り始める。前から、女の人、５０ぐらいか。中年。が、３人、連れ立って、横に並んで、向かってくる。談笑している。私は、視線は動かない。横をすれ違う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912540876271814328" text:style-name="L75">
              <text:list-item>
                <text:p text:style-name="P99"/>
              </text:list-item>
            </text:list>
          </table:table-cell>
        </table:table-row>
        <text:soft-page-break/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817436565789478600" text:style-name="L76">
              <text:list-item>
                <text:p text:style-name="P100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9">12</text:p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8891901365563541471" text:style-name="L77">
              <text:list-item>
                <text:p text:style-name="P101">朝。警備の人。トイレの場所を聞いた。対面時に、指示。ゲートの前まで進んだ時、振り返る。その人は、こちらを見ている。[そこを、奥]と、声をかけてくれ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危険予知、危険感知</text:p>
          </table:table-cell>
          <table:table-cell table:style-name="表3.C2" office:value-type="string">
            <text:list xml:id="list5840762605994423733" text:style-name="L78">
              <text:list-item>
                <text:p text:style-name="P102">スラブ上の、細かな移動。後ろに退くとき、ボイドにつまずくか。いま思うに、ボイドと、スラブ板の色。どちらも、黄土色系統。</text:p>
              </text:list-item>
            </text:list>
          </table:table-cell>
        </table:table-row>
      </table:table>
      <text:p text:style-name="P14"/>
      <text:p text:style-name="P4">[/ XXXX] 20220918_150319</text:p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2"/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B2" office:value-type="string">
            <text:p text:style-name="P9">3-2</text:p>
            <text:p text:style-name="P9"/>
          </table:table-cell>
          <table:table-cell table:style-name="表4.B2" office:value-type="string">
            <text:p text:style-name="P10">開始／終了時刻</text:p>
          </table:table-cell>
          <table:table-cell table:style-name="表4.C2" office:value-type="string">
            <text:list xml:id="list35278298" text:continue-list="list35262431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5185817640046789733" text:style-name="L96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438137489914812867" text:style-name="L97">
              <text:list-item>
                <text:p text:style-name="P120"/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6918035079640343767" text:style-name="L98">
              <text:list-item>
                <text:p text:style-name="P121"/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3390670112314842641" text:style-name="L99">
              <text:list-item>
                <text:p text:style-name="P122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6891743750310437439" text:style-name="L100">
              <text:list-item>
                <text:p text:style-name="P123"/>
              </text:list-item>
            </text:list>
          </table:table-cell>
        </table:table-row>
        <text:soft-page-break/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6653809633405271263" text:style-name="L101">
              <text:list-item>
                <text:p text:style-name="P124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4605713109441096149" text:style-name="L102">
              <text:list-item>
                <text:p text:style-name="P125"/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418881336084392047" text:style-name="L103">
              <text:list-item>
                <text:p text:style-name="P126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6316772236814712504" text:style-name="L104">
              <text:list-item>
                <text:p text:style-name="P12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7693468638794327069" text:style-name="L105">
              <text:list-item>
                <text:p text:style-name="P128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2089095675729068316" text:style-name="L106">
              <text:list-item>
                <text:p text:style-name="P129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1374294559713030637" text:style-name="L107">
              <text:list-item>
                <text:p text:style-name="P130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1492043966037510915" text:style-name="L108">
              <text:list-item>
                <text:p text:style-name="P131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9">12</text:p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6424107958869755695" text:style-name="L109">
              <text:list-item>
                <text:p text:style-name="P132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危険予知、危険感知</text:p>
          </table:table-cell>
          <table:table-cell table:style-name="表4.C2" office:value-type="string">
            <text:list xml:id="list4106240089388224404" text:style-name="L110">
              <text:list-item>
                <text:p text:style-name="P133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5"/>
      <text:p text:style-name="P5"/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ext:soft-page-break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5286787" text:continue-list="list35278298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6351798307406846574" text:style-name="L79">
              <text:list-item>
                <text:p text:style-name="P10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826539980560509965" text:style-name="L80">
              <text:list-item>
                <text:p text:style-name="P10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6293459003620642099" text:style-name="L81">
              <text:list-item>
                <text:p text:style-name="P105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3431930781549568893" text:style-name="L82">
              <text:list-item>
                <text:p text:style-name="P106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5609075556237936685" text:style-name="L83">
              <text:list-item>
                <text:p text:style-name="P107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</text:span><text:span text:style-name="T2">ん</text:span></text:p>
          </table:table-cell>
          <table:table-cell table:style-name="表13.C2" office:value-type="string">
            <text:list xml:id="list4735164060392363778" text:style-name="L84">
              <text:list-item>
                <text:p text:style-name="P10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1476228520200791686" text:style-name="L85">
              <text:list-item>
                <text:p text:style-name="P10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7571015629156297813" text:style-name="L86">
              <text:list-item>
                <text:p text:style-name="P11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9122868187104194635" text:style-name="L87">
              <text:list-item>
                <text:p text:style-name="P11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4512385688357843595" text:style-name="L88">
              <text:list-item>
                <text:p text:style-name="P11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7696889269583023798" text:style-name="L89">
              <text:list-item>
                <text:p text:style-name="P113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3747219420856317914" text:style-name="L90">
              <text:list-item>
                <text:p text:style-name="P114"/>
              </text:list-item>
            </text:list>
          </table:table-cell>
        </table:table-row>
        <text:soft-page-break/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2458729148234895092" text:style-name="L91">
              <text:list-item>
                <text:p text:style-name="P115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219330731084601492" text:style-name="L92">
              <text:list-item>
                <text:p text:style-name="P11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6403275787957640935" text:style-name="L93">
              <text:list-item>
                <text:p text:style-name="P117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/></text:p>
      <text:p text:style-name="P6">/ --------------------------------------------------------- [STEPS : start] 20191117_134922 /</text:p>
      <text:p text:style-name="P15"/>
      <text:p text:style-name="P8"/>
      <text:list xml:id="list7968186516603057775" text:style-name="L94"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start C:\WORKS_2\shortcuts_docs\end_batch\end_diary_towa.bat</text:p>
          </table:table-cell>
        </table:table-row>
        <table:table-row>
          <table:table-cell table:style-name="表276.A3" office:value-type="string">
            <text:p text:style-name="P11">start C:\WORKS_2\shortcuts_docs\end_diary_towa.bat</text:p>
          </table:table-cell>
        </table:table-row>
        <table:table-row>
          <table:table-cell table:style-name="表276.A3" office:value-type="string">
            <text:p text:style-name="P11">r om &amp;&amp; git add -A &amp;&amp; git commit -m "(WS_Others.miscs : diary, towa) periodical updates" &amp;&amp; e &amp;&amp; p</text:p>
          </table:table-cell>
        </table:table-row>
      </table:table>
      <text:list xml:id="list35255783" text:continue-numbering="true" text:style-name="L94">
        <text:list-item>
          <text:p text:style-name="P23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9-18T15:03:44.39</dc:date>
    <dc:creator>iwabuchi ken</dc:creator>
    <meta:editing-duration>P3DT3H53M41S</meta:editing-duration>
    <meta:editing-cycles>452</meta:editing-cycles>
    <meta:generator>OpenOffice/4.1.3$Win32 OpenOffice.org_project/413m1$Build-9783</meta:generator>
    <meta:document-statistic meta:table-count="8" meta:image-count="0" meta:object-count="0" meta:page-count="13" meta:paragraph-count="359" meta:word-count="4745" meta:character-count="6310"/>
  </office:meta>
</office:document-meta>
</file>